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25-03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24-02-0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23-02-1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22-02-1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21-02-2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20-01-2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19-02-0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18-01-0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17-01-25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16-01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14-12-0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13-12-1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13-01-1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12-01-0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11-01-0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10-01-19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09-01-1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08-01-22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07-02-08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06-01-13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05-02-0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04-02-13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03-01-0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0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2001-02-15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9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98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97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9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9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9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9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9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3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3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8088" calcext:value-type="float">
            <text:p>47.9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1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8112" calcext:value-type="float">
            <text:p>51.1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8304" calcext:value-type="float">
            <text:p>54.2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1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1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0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4504" calcext:value-type="float">
            <text:p>61.9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944" calcext:value-type="float">
            <text:p>60.5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1352" calcext:value-type="float">
            <text:p>61.8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688" calcext:value-type="float">
            <text:p>66.8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2184" calcext:value-type="float">
            <text:p>66.2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7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7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2904" calcext:value-type="float">
            <text:p>72.0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9904" calcext:value-type="float">
            <text:p>74.6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01095041901</text:p>
          </table:table-cell>
          <table:table-cell office:value-type="string" calcext:value-type="string">
            <text:p>LJ-65-16-814</text:p>
          </table:table-cell>
          <table:table-cell office:value-type="string" calcext:value-type="string">
            <text:p>197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6" meta:object-count="0"/>
    <meta:user-defined meta:name="AppVersion">3.0</meta:user-defined>
  </office:meta>
</office:document-meta>
</file>